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B758AAC8.png"/>
  <manifest:file-entry manifest:media-type="image/png" manifest:full-path="Pictures/100000000000005E0000005E2FA489E1.png"/>
  <manifest:file-entry manifest:media-type="image/png" manifest:full-path="Pictures/100000000000005E0000005EB9C46970.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8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 style:family="graphic" style:parent-style-name="standard">
      <style:graphic-properties draw:stroke="none" svg:stroke-width="0cm" draw:fill="solid" draw:fill-color="#808000" draw:shadow="hidden" dr3d:vertical-segments="190" dr3d:close-front="true" dr3d:close-back="true"/>
    </style:style>
    <style:style style:name="gr3" style:family="graphic" style:parent-style-name="standard">
      <style:graphic-properties draw:stroke="none" draw:stroke-dash="Dash_20_4"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 style:family="graphic" style:parent-style-name="standard">
      <style:graphic-properties draw:stroke="none" draw:stroke-dash="Dash_20_4"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cm" dr3d:backface-culling="enabled" dr3d:close-front="true" dr3d:close-back="true" dr3d:normals-kind="object" dr3d:normals-direction="inverse" dr3d:texture-generation-mode-x="parallel" dr3d:texture-generation-mode-y="parallel" dr3d:texture-filter="enabled" dr3d:diffuse-color="#00b8ff" dr3d:emissive-color="#230000" dr3d:specular-color="#ffffcc" dr3d:shininess="20%" dr3d:shadow="hidden"/>
    </style:style>
    <style:style style:name="gr5"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6" style:family="graphic" style:parent-style-name="standard">
      <style:graphic-properties draw:stroke="none" svg:stroke-width="0cm" draw:fill="solid" draw:fill-color="#000000" dr3d:depth="0.118cm" dr3d:close-front="true" dr3d:close-back="true" dr3d:texture-generation-mode-x="parallel" dr3d:texture-generation-mode-y="parallel"/>
    </style:style>
    <style:style style:name="gr7" style:family="graphic" style:parent-style-name="standard">
      <style:graphic-properties draw:stroke="none" draw:stroke-dash="Dash_20_4" svg:stroke-width="0cm" svg:stroke-color="#000000" draw:marker-start="" draw:marker-start-width="0.3cm" draw:marker-start-center="false" draw:marker-end="" draw:marker-end-width="0.3cm" draw:marker-end-center="false" svg:stroke-opacity="100%" draw:stroke-linejoin="round" draw:fill="solid" draw:fill-color="#e6ff00"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8" style:family="graphic" style:parent-style-name="standard">
      <style:graphic-properties draw:stroke="none" draw:stroke-dash="Dash_20_4" svg:stroke-width="0cm" svg:stroke-color="#000000" draw:marker-start="" draw:marker-start-width="0.3cm" draw:marker-start-center="false" draw:marker-end="" draw:marker-end-width="0.3cm" draw:marker-end-center="false" svg:stroke-opacity="100%" draw:stroke-linejoin="round" draw:fill="solid" draw:fill-color="#e6ff00"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40%" dr3d:back-scale="100%" dr3d:depth="0.32cm" dr3d:backface-culling="enabled" dr3d:close-front="true" dr3d:close-back="true" dr3d:normals-kind="sphere" dr3d:normals-direction="inverse" dr3d:texture-generation-mode-x="parallel" dr3d:texture-generation-mode-y="parallel" dr3d:texture-filter="enabled" dr3d:diffuse-color="#00b8ff" dr3d:emissive-color="#800000" dr3d:specular-color="#ff3366" dr3d:shininess="100%" dr3d:shadow="hidden"/>
    </style:style>
    <style:style style:name="gr9" style:family="graphic" style:parent-style-name="standard">
      <style:graphic-properties draw:stroke="none" draw:stroke-dash="Dash_20_4" svg:stroke-width="0cm" svg:stroke-color="#4c1900" draw:marker-start="" draw:marker-start-width="0cm" draw:marker-start-center="false" draw:marker-end="" draw:marker-end-width="0cm" draw:marker-end-center="false" svg:stroke-opacity="100%" draw:stroke-linejoin="round" draw:fill="solid" draw:fill-color="#4c1900"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0" style:family="graphic" style:parent-style-name="standard">
      <style:graphic-properties draw:stroke="none" draw:stroke-dash="Dash_20_4" svg:stroke-width="0cm" svg:stroke-color="#4c1900" draw:marker-start="" draw:marker-start-width="0cm" draw:marker-start-center="false" draw:marker-end="" draw:marker-end-width="0cm" draw:marker-end-center="false" svg:stroke-opacity="100%" draw:stroke-linejoin="round" draw:fill="solid" draw:fill-color="#4c1900"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91" dr3d:edge-rounding="10%" dr3d:back-scale="100%" dr3d:end-angle="3600" dr3d:backface-culling="disabled" dr3d:close-front="true" dr3d:close-back="true" dr3d:normals-kind="object" dr3d:normals-direction="inverse" dr3d:texture-filter="enabled" dr3d:diffuse-color="#00b8ff" dr3d:emissive-color="#000000" dr3d:specular-color="#ffff99" dr3d:shininess="15%" dr3d:shadow="hidden"/>
    </style:style>
    <style:style style:name="gr11" style:family="graphic" style:parent-style-name="standard">
      <style:graphic-properties draw:stroke="none" draw:stroke-dash="Dash_20_4" svg:stroke-width="0cm" svg:stroke-color="#000000" draw:marker-start="" draw:marker-start-width="0cm" draw:marker-start-center="false" draw:marker-end="" draw:marker-end-width="0cm" draw:marker-end-center="false" svg:stroke-opacity="100%" draw:stroke-linejoin="round" draw:fill="solid" draw:fill-color="#e6e6ff"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2" style:family="graphic" style:parent-style-name="standard">
      <style:graphic-properties draw:stroke="none" draw:stroke-dash="Dash_20_4" svg:stroke-width="0cm" svg:stroke-color="#000000" draw:marker-start="" draw:marker-start-width="0cm" draw:marker-start-center="false" draw:marker-end="" draw:marker-end-width="0cm" draw:marker-end-center="false" svg:stroke-opacity="100%" draw:stroke-linejoin="round" draw:fill="solid" draw:fill-color="#e6e6ff"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 dr3d:edge-rounding="10%" dr3d:back-scale="100%" dr3d:end-angle="3600" dr3d:backface-culling="disabled" dr3d:close-front="true" dr3d:close-back="true" dr3d:normals-kind="object" dr3d:normals-direction="inverse" dr3d:texture-filter="enabled" dr3d:diffuse-color="#00b8ff" dr3d:emissive-color="#333333" dr3d:specular-color="#ffffcc" dr3d:shininess="40%" dr3d:shadow="hidden"/>
    </style:style>
    <style:style style:name="gr13" style:family="graphic" style:parent-style-name="standard">
      <style:graphic-properties draw:stroke="none" svg:stroke-width="0cm" svg:stroke-color="#000000" draw:marker-start="" draw:marker-start-width="0cm" draw:marker-start-center="false" draw:marker-end="" draw:marker-end-width="0cm" draw:marker-end-center="false" svg:stroke-opacity="100%" draw:stroke-linejoin="round" draw:fill="solid" draw:fill-color="#0099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4" style:family="graphic" style:parent-style-name="standard">
      <style:graphic-properties draw:stroke="none" svg:stroke-width="0cm" draw:marker-start-width="0cm" draw:marker-end-width="0cm" draw:fill="solid" draw:fill-color="#0099ff" dr3d:vertical-segments="1" dr3d:backface-culling="disabled" dr3d:close-front="true" dr3d:close-back="true"/>
    </style:style>
    <style:style style:name="gr15" style:family="graphic" style:parent-style-name="standard">
      <style:graphic-properties draw:stroke="none" svg:stroke-width="0cm" svg:stroke-color="#000000" draw:marker-start="" draw:marker-start-width="0cm" draw:marker-start-center="false" draw:marker-end="" draw:marker-end-width="0cm" draw:marker-end-center="false" svg:stroke-opacity="100%" draw:stroke-linejoin="round" draw:fill="solid" draw:fill-color="#eb613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6" style:family="graphic" style:parent-style-name="standard">
      <style:graphic-properties draw:stroke="none" svg:stroke-width="0cm" draw:marker-start-width="0cm" draw:marker-end-width="0cm" draw:fill="solid" draw:fill-color="#eb613d" dr3d:vertical-segments="1" dr3d:backface-culling="disabled" dr3d:close-front="true" dr3d:close-back="true"/>
    </style:style>
    <style:style style:name="gr17" style:family="graphic" style:parent-style-name="standard">
      <style:graphic-properties draw:stroke="none" svg:stroke-width="0cm" svg:stroke-color="#000000" draw:marker-start="" draw:marker-start-width="0cm" draw:marker-start-center="false" draw:marker-end="" draw:marker-end-width="0cm" draw:marker-end-center="false" svg:stroke-opacity="100%" draw:stroke-linejoin="round" draw:fill="solid"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8" style:family="graphic" style:parent-style-name="standard">
      <style:graphic-properties draw:stroke="none" svg:stroke-width="0cm" draw:marker-start-width="0cm" draw:marker-end-width="0cm" draw:fill="solid" draw:fill-color="#00ae00" dr3d:vertical-segments="1" dr3d:backface-culling="disabled" dr3d:close-front="true" dr3d:close-back="true"/>
    </style:style>
    <style:style style:name="gr19" style:family="graphic" style:parent-style-name="standard">
      <style:graphic-properties draw:stroke="none" svg:stroke-width="0cm" svg:stroke-color="#000000" draw:marker-start="" draw:marker-start-width="0cm" draw:marker-start-center="false" draw:marker-end="" draw:marker-end-width="0cm" draw:marker-end-center="false" svg:stroke-opacity="100%" draw:stroke-linejoin="round" draw:fill="solid" draw:fill-color="#8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0" style:family="graphic" style:parent-style-name="standard">
      <style:graphic-properties draw:stroke="none" svg:stroke-width="0cm" draw:marker-start-width="0cm" draw:marker-end-width="0cm" draw:fill="solid" draw:fill-color="#808000" dr3d:vertical-segments="1" dr3d:backface-culling="disabled" dr3d:close-front="true" dr3d:close-back="true"/>
    </style:style>
    <style:style style:name="gr21" style:family="graphic" style:parent-style-name="standard">
      <style:graphic-properties draw:stroke="none" svg:stroke-width="0cm" svg:stroke-color="#000000" draw:marker-start="" draw:marker-start-width="0cm" draw:marker-start-center="false" draw:marker-end="" draw:marker-end-width="0cm" draw:marker-end-center="false" svg:stroke-opacity="100%" draw:stroke-linejoin="round" draw:fill="solid" draw:fill-color="#3deb3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2" style:family="graphic" style:parent-style-name="standard">
      <style:graphic-properties draw:stroke="none" svg:stroke-width="0cm" draw:marker-start-width="0cm" draw:marker-end-width="0cm" draw:fill="solid" draw:fill-color="#3deb3d" dr3d:vertical-segments="1" dr3d:backface-culling="disabled" dr3d:close-front="true" dr3d:close-back="true"/>
    </style:style>
    <style:style style:name="gr23" style:family="graphic" style:parent-style-name="standard">
      <style:graphic-properties draw:stroke="none" svg:stroke-width="0cm" svg:stroke-color="#000000" draw:marker-start="" draw:marker-start-width="0cm" draw:marker-start-center="false" draw:marker-end="" draw:marker-end-width="0cm" draw:marker-end-center="false" svg:stroke-opacity="100%" draw:stroke-linejoin="round" draw:fill="solid" draw:fill-color="#e6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4" style:family="graphic" style:parent-style-name="standard">
      <style:graphic-properties draw:stroke="none" svg:stroke-width="0cm" draw:marker-start-width="0cm" draw:marker-end-width="0cm" draw:fill="solid" draw:fill-color="#e6ff00" dr3d:vertical-segments="1" dr3d:backface-culling="disabled" dr3d:close-front="true" dr3d:close-back="true"/>
    </style:style>
    <style:style style:name="gr25" style:family="graphic" style:parent-style-name="standard">
      <style:graphic-properties draw:stroke="none" svg:stroke-width="0cm" svg:stroke-color="#000000" draw:marker-start="" draw:marker-start-width="0cm" draw:marker-start-center="false" draw:marker-end="" draw:marker-end-width="0cm" draw:marker-end-center="false" svg:stroke-opacity="100%" draw:stroke-linejoin="round" draw:fill="solid" draw:fill-color="#0066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6" style:family="graphic" style:parent-style-name="standard">
      <style:graphic-properties draw:stroke="none" svg:stroke-width="0cm" draw:marker-start-width="0cm" draw:marker-end-width="0cm" draw:fill="solid" draw:fill-color="#0066cc" dr3d:vertical-segments="1" dr3d:backface-culling="disabled" dr3d:close-front="true" dr3d:close-back="true"/>
    </style:style>
    <style:style style:name="gr27" style:family="graphic" style:parent-style-name="standard">
      <style:graphic-properties draw:stroke="none" svg:stroke-width="0cm" svg:stroke-color="#000000" draw:marker-start="" draw:marker-start-width="0cm" draw:marker-start-center="false" draw:marker-end="" draw:marker-end-width="0cm" draw:marker-end-center="false" svg:stroke-opacity="100%" draw:stroke-linejoin="round" draw:fill="solid" draw:fill-color="#ff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8" style:family="graphic" style:parent-style-name="standard">
      <style:graphic-properties draw:stroke="none" svg:stroke-width="0cm" draw:marker-start-width="0cm" draw:marker-end-width="0cm" draw:fill="solid" draw:fill-color="#ff0000" dr3d:vertical-segments="1" dr3d:backface-culling="disabled" dr3d:close-front="true" dr3d:close-back="true"/>
    </style:style>
    <style:style style:name="gr29" style:family="graphic" style:parent-style-name="standard">
      <style:graphic-properties draw:stroke="none" svg:stroke-width="0cm" draw:marker-start="" draw:marker-start-center="false" draw:marker-end=""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0" style:family="graphic" style:parent-style-name="standard">
      <style:graphic-properties draw:stroke="none" svg:stroke-color="#ffff00" draw:fill="solid" draw:fill-color="#ffff00" draw:shadow="hidden" dr3d:depth="1.867cm" dr3d:close-front="true" dr3d:close-back="true" dr3d:texture-generation-mode-x="parallel" dr3d:texture-generation-mode-y="parallel"/>
    </style:style>
    <style:style style:name="gr31" style:family="graphic" style:parent-style-name="standard">
      <style:graphic-properties draw:stroke="none" svg:stroke-width="0cm" svg:stroke-color="#ffff00" draw:marker-start-width="0cm" draw:marker-end-width="0cm" draw:fill="solid" draw:fill-color="#ffff00" draw:shadow="hidden" dr3d:depth="1.867cm" dr3d:close-front="false" dr3d:close-back="false" dr3d:texture-generation-mode-x="parallel" dr3d:texture-generation-mode-y="parallel"/>
    </style:style>
    <style:style style:name="gr32" style:family="graphic" style:parent-style-name="standard">
      <style:graphic-properties draw:stroke="none" svg:stroke-width="0cm" svg:stroke-color="#000000" draw:fill="solid" draw:fill-color="#000000" dr3d:depth="2.1cm" dr3d:close-front="true" dr3d:close-back="true" dr3d:texture-generation-mode-x="parallel" dr3d:texture-generation-mode-y="parallel"/>
    </style:style>
    <style:style style:name="gr33" style:family="graphic" style:parent-style-name="standard">
      <style:graphic-properties draw:stroke="none" draw:stroke-dash="Dash_20_4" svg:stroke-width="0cm" svg:stroke-color="#ff0000" draw:marker-start="" draw:marker-start-width="0.3cm" draw:marker-start-center="false" draw:marker-end="" draw:marker-end-width="0.3cm" draw:marker-end-center="false" svg:stroke-opacity="100%" draw:stroke-linejoin="round" draw:fill="solid" draw:fill-color="#ff0000"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4" style:family="graphic" style:parent-style-name="standard">
      <style:graphic-properties draw:stroke="none" draw:stroke-dash="Dash_20_4" svg:stroke-width="0cm" svg:stroke-color="#ff0000" draw:marker-start="" draw:marker-start-width="0.3cm" draw:marker-start-center="false" draw:marker-end="" draw:marker-end-width="0.3cm" draw:marker-end-center="false" svg:stroke-opacity="100%" draw:stroke-linejoin="round" draw:fill="solid" draw:fill-color="#ff0000"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5" style:family="graphic" style:parent-style-name="standard">
      <style:graphic-properties draw:stroke="none" draw:stroke-dash="Dash_20_4" svg:stroke-width="0cm" svg:stroke-color="#ff0000" draw:marker-start="" draw:marker-start-width="0.3cm" draw:marker-start-center="false" draw:marker-end="" draw:marker-end-width="0.3cm" draw:marker-end-center="false" svg:stroke-opacity="100%" draw:stroke-linejoin="round" draw:fill="solid" draw:fill-color="#00ff00"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6" style:family="graphic" style:parent-style-name="standard">
      <style:graphic-properties draw:stroke="none" draw:stroke-dash="Dash_20_4" svg:stroke-width="0cm" svg:stroke-color="#ff0000" draw:marker-start="" draw:marker-start-width="0.3cm" draw:marker-start-center="false" draw:marker-end="" draw:marker-end-width="0.3cm" draw:marker-end-center="false" svg:stroke-opacity="100%" draw:stroke-linejoin="round" draw:fill="solid" draw:fill-color="#00ff00"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7" style:family="graphic" style:parent-style-name="standard">
      <style:graphic-properties draw:stroke="none" draw:stroke-dash="Dash_20_4" svg:stroke-width="0cm" svg:stroke-color="#ff0000" draw:marker-start="" draw:marker-start-width="0.3cm" draw:marker-start-center="false" draw:marker-end="" draw:marker-end-width="0.3cm" draw:marker-end-center="false" svg:stroke-opacity="100%" draw:stroke-linejoin="round" draw:fill="solid" draw:fill-color="#00ffff"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8" style:family="graphic" style:parent-style-name="standard">
      <style:graphic-properties draw:stroke="none" draw:stroke-dash="Dash_20_4" svg:stroke-width="0cm" svg:stroke-color="#ff0000" draw:marker-start="" draw:marker-start-width="0.3cm" draw:marker-start-center="false" draw:marker-end="" draw:marker-end-width="0.3cm" draw:marker-end-center="false" svg:stroke-opacity="100%" draw:stroke-linejoin="round" draw:fill="solid" draw:fill-color="#00ffff"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9"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0" style:family="graphic" style:parent-style-name="standard">
      <style:graphic-properties draw:stroke="none" svg:stroke-width="0cm" draw:fill="solid" draw:fill-color="#ff0000" draw:shadow="hidden" dr3d:depth="0.943cm" dr3d:close-front="true" dr3d:close-back="true" dr3d:texture-generation-mode-x="parallel" dr3d:texture-generation-mode-y="parallel"/>
    </style:style>
    <style:style style:name="gr41" style:family="graphic" style:parent-style-name="standard">
      <style:graphic-properties draw:stroke="none" svg:stroke-width="0cm" svg:stroke-color="#ffff00" draw:marker-start="" draw:marker-start-width="0.2cm" draw:marker-start-center="false" draw:marker-end="" draw:marker-end-width="0.2cm" draw:marker-end-center="false" svg:stroke-opacity="100%" draw:stroke-linejoin="round"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2" style:family="graphic" style:parent-style-name="standard">
      <style:graphic-properties draw:stroke="none" svg:stroke-width="0cm" svg:stroke-color="#ffff00" draw:marker-start-width="0.2cm" draw:marker-end-width="0.2cm" draw:fill="solid" draw:fill-color="#ffff00" draw:shadow="hidden" dr3d:depth="1.475cm" dr3d:close-front="true" dr3d:close-back="true" dr3d:texture-generation-mode-x="parallel" dr3d:texture-generation-mode-y="parallel"/>
    </style:style>
    <style:style style:name="gr43" style:family="graphic" style:parent-style-name="standard">
      <style:graphic-properties draw:stroke="none" svg:stroke-width="0cm" svg:stroke-color="#ff0000" draw:marker-start="" draw:marker-start-width="0.3cm" draw:marker-start-center="false" draw:marker-end="" draw:marker-end-width="0.3cm" draw:marker-end-center="false" svg:stroke-opacity="100%" draw:stroke-linejoin="round" draw:fill="solid" draw:fill-color="#ff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4" style:family="graphic" style:parent-style-name="standard">
      <style:graphic-properties draw:stroke="none" svg:stroke-width="0cm" svg:stroke-color="#ff0000" draw:fill="solid" draw:fill-color="#ff0000" draw:shadow="hidden" dr3d:depth="1.65cm" dr3d:close-front="true" dr3d:close-back="true" dr3d:texture-generation-mode-x="parallel" dr3d:texture-generation-mode-y="parallel"/>
    </style:style>
    <style:style style:name="gr45" style:family="graphic" style:parent-style-name="standard">
      <style:graphic-properties draw:stroke="none" svg:stroke-width="0cm" draw:marker-start="" draw:marker-start-width="0cm" draw:marker-start-center="false" draw:marker-end="" draw:marker-end-width="0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6" style:family="graphic" style:parent-style-name="standard">
      <style:graphic-properties draw:stroke="none" svg:stroke-width="0cm" svg:stroke-color="#ffffff" draw:marker-start-width="0cm" draw:marker-end-width="0cm" draw:fill="solid" draw:fill-color="#ffffff" dr3d:vertical-segments="1" dr3d:backface-culling="disabled" dr3d:close-front="true" dr3d:close-back="true"/>
    </style:style>
    <style:style style:name="gr47" style:family="graphic" style:parent-style-name="standard">
      <style:graphic-properties draw:stroke="none" svg:stroke-width="0cm" svg:stroke-color="#cc6633" draw:marker-start-width="0cm" draw:marker-end-width="0cm" draw:fill="solid" draw:fill-color="#cc6633" dr3d:vertical-segments="1" dr3d:backface-culling="disabled" dr3d:close-front="true" dr3d:close-back="true"/>
    </style:style>
    <style:style style:name="gr48" style:family="graphic" style:parent-style-name="standard">
      <style:graphic-properties draw:stroke="none" svg:stroke-width="0cm" svg:stroke-color="#800000" draw:marker-start-width="0cm" draw:marker-end-width="0cm" draw:fill="solid" draw:fill-color="#800000" dr3d:vertical-segments="1" dr3d:backface-culling="disabled" dr3d:close-front="true" dr3d:close-back="true"/>
    </style:style>
    <style:style style:name="gr49" style:family="graphic" style:parent-style-name="standard">
      <style:graphic-properties draw:stroke="none" svg:stroke-width="0cm" svg:stroke-color="#ff3366" draw:marker-start-width="0cm" draw:marker-end-width="0cm" draw:fill="solid" draw:fill-color="#ff3366" dr3d:vertical-segments="1" dr3d:backface-culling="disabled" dr3d:close-front="true" dr3d:close-back="true"/>
    </style:style>
    <style:style style:name="gr50" style:family="graphic" style:parent-style-name="standard">
      <style:graphic-properties draw:stroke="none" svg:stroke-width="0cm" svg:stroke-color="#ffffcc" draw:marker-start-width="0cm" draw:marker-end-width="0cm" draw:fill="solid" draw:fill-color="#ffffcc" dr3d:vertical-segments="1" dr3d:backface-culling="disabled" dr3d:close-front="true" dr3d:close-back="true"/>
    </style:style>
    <style:style style:name="gr51" style:family="graphic" style:parent-style-name="standard">
      <style:graphic-properties draw:stroke="none" svg:stroke-width="0cm" draw:marker-start-width="0cm" draw:marker-end-width="0cm" draw:fill="solid" draw:fill-color="#000000" dr3d:vertical-segments="1" dr3d:backface-culling="disabled" dr3d:close-front="true" dr3d:close-back="true"/>
    </style:style>
    <style:style style:name="gr52" style:family="graphic" style:parent-style-name="standard">
      <style:graphic-properties draw:stroke="none" draw:stroke-dash="Dash_20_4" svg:stroke-width="0cm" svg:stroke-color="#ffffff" draw:marker-start="" draw:marker-start-width="0.3cm" draw:marker-start-center="false" draw:marker-end="" draw:marker-end-width="0.3cm" draw:marker-end-center="false" svg:stroke-opacity="100%" draw:stroke-linejoin="round" draw:fill="solid" draw:fill-color="#ffffff" draw:secondary-fill-color="#99ccff" draw:fill-gradient-name="Gradient_20_9"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53" style:family="graphic" style:parent-style-name="standard">
      <style:graphic-properties draw:stroke="none" draw:stroke-dash="Dash_20_4" svg:stroke-width="0cm" svg:stroke-color="#ffffff" draw:marker-start="" draw:marker-start-width="0.3cm" draw:marker-start-center="false" draw:marker-end="" draw:marker-end-width="0.3cm" draw:marker-end-center="false" svg:stroke-opacity="100%" draw:stroke-linejoin="round" draw:fill="solid" draw:fill-color="#ffffff" draw:secondary-fill-color="#99ccff" draw:fill-gradient-name="Gradient_20_9"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0cm" dr3d:backface-culling="enabled" dr3d:close-front="true" dr3d:close-back="true" dr3d:normals-kind="object" dr3d:normals-direction="inverse" dr3d:texture-generation-mode-x="parallel" dr3d:texture-generation-mode-y="parallel" dr3d:texture-filter="enabled" dr3d:diffuse-color="#00b8ff" dr3d:emissive-color="#4c4c4c" dr3d:specular-color="#ffffff" dr3d:shininess="15%" dr3d:shadow="hidden"/>
    </style:style>
  </office:automatic-styles>
  <office:body>
    <office:drawing>
      <draw:page draw:name="page1" draw:style-name="dp1" draw:master-page-name="Alapértelmezett">
        <office:forms form:automatic-focus="false" form:apply-design-mode="false"/>
        <draw:g>
          <draw:g>
            <dr3d:scene draw:style-name="gr1" svg:width="15.516cm" svg:height="6.745cm" svg:x="2.5cm" svg:y="21.5cm" dr3d:transform="matrix (1 0 0 0 -0.955410263873936 -0.295281607426435 0 0.295281607426435 -0.955410263873936 0cm -24.2368625108792cm -7.14999873878082cm)" dr3d:vrp="(0 0 81000)" dr3d:vpn="(0 0 60000)" dr3d:vup="(0 441000000 0)" dr3d:projection="perspective" dr3d:distance="2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 draw:layer="layout" svg:viewBox="0 -26100 10500 3600" svg:d="m10500-26100-2 90-5 89-8 90-11 89-15 90-18 89-21 88-24 88-28 88-30 87-34 87-37 86-40 86-44 84-46 84-49 83-53 83-55 81-58 80-61 80-64 78-67 77-70 76-72 75-75 73-78 73-80 71-83 69-86 68-87 67-91 65-92 63-95 62-97 60-99 59-102 57-103 55-105 53-108 51-109 50-110 48-113 46-114 44-116 42-117 39-119 38-120 36-121 34-122 32-124 30-125 27-125 25-127 24-127 21-128 19-128 16-130 15-129 12-130 10-131 8-130 6-131 3-131 1-131-1-131-3-130-6-131-8-130-10-129-12-130-15-128-16-128-19-127-21-127-24-125-25-125-27-124-30-122-32-121-34-120-36-119-38-117-39-116-42-114-44-113-46-110-48-109-50-108-51-105-53-103-55-102-57-99-59-97-60-95-62-92-63-91-65-87-67-86-68-83-69-80-71-78-73-75-73-72-75-70-76-67-77-64-78-61-80-58-80-55-81-53-83-49-83-46-84-44-84-40-86-37-86-34-87-30-87-28-88-24-88-21-88-18-89-15-90-11-89-8-90-5-89-2-90h2625l3 91 10 91 17 91 24 89 30 89 36 88 43 86 50 85 55 83 62 81 67 78 73 76 79 74 84 70 89 68 94 65 99 61 103 57 107 54 111 51 115 46 118 42 121 38 123 34 126 29 128 26 130 20 131 16 131 12 133 7 133 2 133-2 133-7 131-12 131-16 130-20 128-26 126-29 123-34 121-38 118-42 115-46 111-51 107-54 103-57 99-61 94-65 89-68 84-70 79-74 73-76 67-78 62-81 55-83 50-85 43-86 36-88 30-89 24-89 17-91 10-91 3-91z"/>
            </dr3d:scene>
            <dr3d:scene draw:style-name="gr3" svg:width="4.376cm" svg:height="15.917cm" svg:x="8cm" svg:y="8.5cm" dr3d:transform="matrix (0.110498205391758 0.0146738548008938 -0.993767993341745 0.993875386606281 -0.000258428718487018 0.110506330645907 0.00136473566148596 -0.999892299800282 -0.0146125390228571 15.5961982652823cm 4.0446402139376cm 13.5261841256718cm)" dr3d:vrp="(0 0 12368.5714285714)" dr3d:vpn="(0 0 11428.5714285714)" dr3d:vup="(0 883600 0)" dr3d:projection="parallel" dr3d:distance="0.9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 draw:layer="layout" svg:viewBox="6000 -18500 4000 4000" svg:d="m8000-18500-204 10-199 31-192 49-183 67-175 85-165 100-154 115-142 129-129 142-115 154-100 165-85 175-67 183-49 192-31 199-10 204 10 204 31 199 49 192 67 183 85 175 100 165 115 154 129 142 142 129 154 115 165 100 175 85 183 67 192 49 199 31 204 10 204-10 199-31 192-49 183-67 175-85 165-100 154-115 142-129 129-142 115-154 100-165 85-175 67-183 49-192 31-199 10-204-10-204-31-199-49-192-67-183-85-175-100-165-115-154-129-142-142-129-154-115-165-100-175-85-183-67-192-49-199-31z"/>
            </dr3d:scene>
          </draw:g>
          <dr3d:scene draw:style-name="gr5" svg:width="0.203cm" svg:height="1.003cm" svg:x="10.1cm" svg:y="7.999cm" dr3d:transform="matrix (0.995608652483459 0.0000963287357947191 -0.0936130430060195 -0.0936058304644677 -0.0114313209848004 -0.995543707430065 -0.0011660202097308 0.999934655675717 -0.0113721051504712 -2.77901402377696cm -0.117627611284053cm -5.51227431154272cm)" dr3d:vrp="(0 0 1549.42857142857)" dr3d:vpn="(0 0 1431.42857142857)" dr3d:vup="(0 13924 0)" dr3d:projection="perspective" dr3d:distance="0.11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000 -6000 500 500" svg:d="m2250-6000-26 1-24 4-24 6-23 9-22 10-21 13-19 14-18 16-16 18-14 19-13 21-10 22-9 23-6 24-4 24-1 26 1 26 4 24 6 24 9 23 10 22 13 21 14 19 16 18 18 16 19 14 21 13 22 10 23 9 24 6 24 4 26 1 26-1 24-4 24-6 23-9 22-10 21-13 19-14 18-16 16-18 14-19 13-21 10-22 9-23 6-24 4-24 1-26-1-26-4-24-6-24-9-23-10-22-13-21-14-19-16-18-18-16-19-14-21-13-22-10-23-9-24-6-24-4z"/>
          </dr3d:scene>
          <dr3d:scene draw:style-name="gr7" svg:width="2.003cm" svg:height="2.893cm" svg:x="9.15cm" svg:y="6.099cm" dr3d:transform="matrix (0.738998781152389 -0.00588267959296976 0.673681078505318 -0.253420339376836 0.924092847961321 0.286060378131722 -0.624226668002427 -0.382122758321905 0.681412697656161 -6.84681947035366cm 16.898994700732cm 2.96855466128454cm)" dr3d:vrp="(0 0 2940)" dr3d:vpn="(0 0 2620)" dr3d:vup="(0 102400 0)" dr3d:projection="perspective" dr3d:distance="0.32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2767 -18986 785 1570" svg:d="m3064-17416-9-337-7-91-12-104-43-264-56-261-27-101-27-87-116-317 64-8h64l63 8 61 16 61 23 58 29 57 36 54 43 50 48 47 53 44 58 39 64 34 67 30 72 24 75 18 79 12 80 5 79-1 78-7 76-13 73-19 70-25 67-29 63-35 59-39 54-44 49-47 44-52 37-56 30-59 24z"/>
          </dr3d:scene>
        </draw:g>
      </draw:page>
      <draw:page draw:name="page2" draw:style-name="dp1" draw:master-page-name="Alapértelmezett">
        <dr3d:scene draw:style-name="gr9" svg:width="7.505cm" svg:height="10.225cm" svg:x="6.4cm" svg:y="19.479cm" dr3d:transform="matrix (1 0 0 0 0.939692620785931 0.342020143325607 0 -0.342020143325607 0.939692620785931 0cm 23.1319433995769cm 8.4193388581748cm)" dr3d:vrp="(0 0 23145.7142857143)" dr3d:vpn="(0 0 17145.7142857143)" dr3d:vup="(0 36000000 0)" dr3d:projection="perspective" dr3d:distance="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29376 3000 9519" svg:d="m0-20000 70-17 82-11 92-6h102l221 10 235 23 446 67 317 64 67 11 64 2 59-6 56-15 52-23 48-28 43-35 40-40 35-45 30-48 27-52 21-53 17-56 13-56 7-56 3-56 4-226 15-227 14-113 18-112 24-111 31-110 26-63 36-63 95-137 111-154 57-87 54-95 50-104 43-114 35-125 24-137 11-151-4-165-22-181-40-197-17-61-21-59-49-114-57-111-62-109-122-217-53-112-22-58-20-59-40-161-47-235-100-598-84-602-26-240-9-166 3-49 8-51 32-113 49-122 64-131 160-279 183-289 183-285 160-266 65-121 49-111 32-99 9-44 3-40-2-13-5-14-20-33-33-37-45-42-121-95-158-107-401-237-469-247-486-229-447-185-193-68-164-46-128-22-49-1-20 3-17 4h-106"/>
        </dr3d:scene>
        <draw:g>
          <dr3d:scene draw:style-name="gr3" svg:width="4.376cm" svg:height="15.917cm" svg:x="8cm" svg:y="4.583cm" dr3d:transform="matrix (0.110498205391758 0.0146738548008938 -0.993767993341745 0.993875386606281 -0.000258428718487018 0.110506330645907 0.00136473566148596 -0.999892299800282 -0.0146125390228571 15.5961982652823cm 4.0446402139376cm 13.5261841256718cm)" dr3d:vrp="(0 0 12368.5714285714)" dr3d:vpn="(0 0 11428.5714285714)" dr3d:vup="(0 883600 0)" dr3d:projection="parallel" dr3d:distance="0.9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 draw:layer="layout" svg:viewBox="6000 -18500 4000 4000" svg:d="m8000-18500-204 10-199 31-192 49-183 67-175 85-165 100-154 115-142 129-129 142-115 154-100 165-85 175-67 183-49 192-31 199-10 204 10 204 31 199 49 192 67 183 85 175 100 165 115 154 129 142 142 129 154 115 165 100 175 85 183 67 192 49 199 31 204 10 204-10 199-31 192-49 183-67 175-85 165-100 154-115 142-129 129-142 115-154 100-165 85-175 67-183 49-192 31-199 10-204-10-204-31-199-49-192-67-183-85-175-100-165-115-154-129-142-142-129-154-115-165-100-175-85-183-67-192-49-199-31z"/>
          </dr3d:scene>
          <dr3d:scene draw:style-name="gr5" svg:width="0.203cm" svg:height="1.003cm" svg:x="10.1cm" svg:y="4.082cm" dr3d:transform="matrix (0.995608652483459 0.0000963287357947191 -0.0936130430060195 -0.0936058304644677 -0.0114313209848004 -0.995543707430065 -0.0011660202097308 0.999934655675717 -0.0113721051504712 -2.77901402377696cm -0.117627611284053cm -5.51227431154272cm)" dr3d:vrp="(0 0 1549.42857142857)" dr3d:vpn="(0 0 1431.42857142857)" dr3d:vup="(0 13924 0)" dr3d:projection="perspective" dr3d:distance="0.11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000 -6000 500 500" svg:d="m2250-6000-26 1-24 4-24 6-23 9-22 10-21 13-19 14-18 16-16 18-14 19-13 21-10 22-9 23-6 24-4 24-1 26 1 26 4 24 6 24 9 23 10 22 13 21 14 19 16 18 18 16 19 14 21 13 22 10 23 9 24 6 24 4 26 1 26-1 24-4 24-6 23-9 22-10 21-13 19-14 18-16 16-18 14-19 13-21 10-22 9-23 6-24 4-24 1-26-1-26-4-24-6-24-9-23-10-22-13-21-14-19-16-18-18-16-19-14-21-13-22-10-23-9-24-6-24-4z"/>
          </dr3d:scene>
          <dr3d:scene draw:style-name="gr7" svg:width="2.003cm" svg:height="2.893cm" svg:x="9.15cm" svg:y="2.182cm" dr3d:transform="matrix (0.738998781152389 -0.00588267959296976 0.673681078505318 -0.253420339376836 0.924092847961321 0.286060378131722 -0.624226668002427 -0.382122758321905 0.681412697656161 -6.84681947035366cm 16.898994700732cm 2.96855466128454cm)" dr3d:vrp="(0 0 2940)" dr3d:vpn="(0 0 2620)" dr3d:vup="(0 102400 0)" dr3d:projection="perspective" dr3d:distance="0.32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2767 -18986 785 1570" svg:d="m3064-17416-9-337-7-91-12-104-43-264-56-261-27-101-27-87-116-317 64-8h64l63 8 61 16 61 23 58 29 57 36 54 43 50 48 47 53 44 58 39 64 34 67 30 72 24 75 18 79 12 80 5 79-1 78-7 76-13 73-19 70-25 67-29 63-35 59-39 54-44 49-47 44-52 37-56 30-59 24z"/>
          </dr3d:scene>
        </draw:g>
      </draw:page>
      <draw:page draw:name="page3" draw:style-name="dp1" draw:master-page-name="Alapértelmezett">
        <dr3d:scene draw:style-name="gr11" svg:width="18.923cm" svg:height="6.245cm" svg:x="0.5cm" svg:y="7.755cm" dr3d:transform="matrix (0.997795901009306 -0.0158908201715631 0.0644268714381003 -0.0104224846588019 0.921322703518505 0.388659037968864 -0.0655340502530059 -0.388473883054732 0.919126395248124 -0.0804936482628779cm 3.51273632604875cm 2.07291993036637cm)" dr3d:vrp="(0 0 73285.7142857143)" dr3d:vpn="(0 0 54285.7142857143)" dr3d:vup="(0 361000000 0)" dr3d:projection="perspective" dr3d:distance="1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2" draw:layer="layout" svg:viewBox="5000 -8500 4500 5500" svg:d="m9500-3000-4500-5500"/>
          <dr3d:rotate draw:style-name="gr12" draw:layer="layout" svg:viewBox="0 -8500 5000 0" svg:d="m0-8500h5000"/>
          <dr3d:rotate draw:style-name="gr12" draw:layer="layout" svg:viewBox="5000 -8000 4000 5000" svg:d="m5000-8000 4000 5000"/>
          <dr3d:rotate draw:style-name="gr12" draw:layer="layout" svg:viewBox="9000 -3000 500 0" svg:d="m9000-3000h500"/>
          <dr3d:rotate draw:style-name="gr12" draw:layer="layout" svg:viewBox="0 -8000 5000 0" svg:d="m5000-8000h-5000"/>
        </dr3d:scene>
      </draw:page>
      <draw:page draw:name="page4" draw:style-name="dp1" draw:master-page-name="Alapértelmezett">
        <dr3d:scene draw:style-name="gr13" svg:width="7.787cm" svg:height="13.707cm" svg:x="1.194cm" svg:y="4.232cm" dr3d:transform="matrix (0.999988965407325 -0.00249458195192048 -0.00398071908987061 0.0033936138825547 0.969535215600059 0.24492845709751 0.00324845323245371 -0.244939263435317 0.969532982821814 0.0386310574638823cm 10.498731875512cm 2.54309399305049cm)" dr3d:vrp="(0 0 30860)" dr3d:vpn="(0 0 22860)" dr3d:vup="(0 64000000 0)" dr3d:projection="perspective" dr3d:distance="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4" draw:layer="layout" svg:viewBox="0 -10000 4000 6000" svg:d="m0-4000 4000-6000"/>
          <dr3d:rotate draw:style-name="gr14" draw:layer="layout" svg:viewBox="1000 -10000 3000 0" svg:d="m1000-10000h3000"/>
          <dr3d:rotate draw:style-name="gr14" draw:layer="layout" svg:viewBox="1000 -18000 0 8000" svg:d="m1000-18000v8000"/>
          <dr3d:rotate draw:style-name="gr14" draw:layer="layout" svg:viewBox="0 -18000 1000 0" svg:d="m0-18000h1000"/>
        </dr3d:scene>
        <dr3d:scene draw:style-name="gr15" svg:width="12.489cm" svg:height="8.549cm" svg:x="8.5cm" svg:y="3cm" dr3d:transform="matrix (0.00249458195221719 0.999988965407325 -0.00398071908987061 -0.969535215600058 0.00339361388284238 0.24492845709751 0.244939263435318 0.00324845323238103 0.969532982821814 -10.498731875512cm 0.0386310574669974cm 2.54309399305049cm)" dr3d:vrp="(0 0 30860)" dr3d:vpn="(0 0 22860)" dr3d:vup="(0 64000000 0)" dr3d:projection="perspective" dr3d:distance="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6" draw:layer="layout" svg:viewBox="0 -10000 4000 6000" svg:d="m0-4000 4000-6000"/>
          <dr3d:rotate draw:style-name="gr16" draw:layer="layout" svg:viewBox="1000 -10000 3000 0" svg:d="m1000-10000h3000"/>
          <dr3d:rotate draw:style-name="gr16" draw:layer="layout" svg:viewBox="1000 -18000 0 8000" svg:d="m1000-18000v8000"/>
          <dr3d:rotate draw:style-name="gr16" draw:layer="layout" svg:viewBox="0 -18000 1000 0" svg:d="m0-18000h1000"/>
        </dr3d:scene>
        <dr3d:scene draw:style-name="gr17" svg:width="7.792cm" svg:height="13.717cm" svg:x="13cm" svg:y="7.783cm" dr3d:transform="matrix (-0.999988965407321 0.00249458195370073 -0.00398071908987061 -0.00339361388428074 -0.969535215600053 0.24492845709751 -0.00324845323201765 0.244939263435323 0.969532982821814 -0.0386310574825729cm -10.498731875512cm 2.54309399305049cm)" dr3d:vrp="(0 0 30860)" dr3d:vpn="(0 0 22860)" dr3d:vup="(0 64000000 0)" dr3d:projection="perspective" dr3d:distance="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10000 4000 6000" svg:d="m0-4000 4000-6000"/>
          <dr3d:rotate draw:style-name="gr18" draw:layer="layout" svg:viewBox="1000 -10000 3000 0" svg:d="m1000-10000h3000"/>
          <dr3d:rotate draw:style-name="gr18" draw:layer="layout" svg:viewBox="1000 -18000 0 8000" svg:d="m1000-18000v8000"/>
          <dr3d:rotate draw:style-name="gr18" draw:layer="layout" svg:viewBox="0 -18000 1000 0" svg:d="m0-18000h1000"/>
        </dr3d:scene>
        <dr3d:scene draw:style-name="gr19" svg:width="12.498cm" svg:height="8.557cm" svg:x="1.002cm" svg:y="17cm" dr3d:transform="matrix (-0.00249458195518428 -0.999988965407317 -0.00398071908987061 0.969535215600048 -0.00339361388571911 0.24492845709751 -0.244939263435328 -0.00324845323165427 0.969532982821814 10.4987318755119cm -0.0386310574981485cm 2.54309399305049cm)" dr3d:vrp="(0 0 30860)" dr3d:vpn="(0 0 22860)" dr3d:vup="(0 64000000 0)" dr3d:projection="perspective" dr3d:distance="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0" draw:layer="layout" svg:viewBox="0 -10000 4000 6000" svg:d="m0-4000 4000-6000"/>
          <dr3d:rotate draw:style-name="gr20" draw:layer="layout" svg:viewBox="1000 -10000 3000 0" svg:d="m1000-10000h3000"/>
          <dr3d:rotate draw:style-name="gr20" draw:layer="layout" svg:viewBox="1000 -18000 0 8000" svg:d="m1000-18000v8000"/>
          <dr3d:rotate draw:style-name="gr20" draw:layer="layout" svg:viewBox="0 -18000 1000 0" svg:d="m0-18000h1000"/>
        </dr3d:scene>
      </draw:page>
      <draw:page draw:name="page5" draw:style-name="dp1" draw:master-page-name="Alapértelmezett">
        <dr3d:scene draw:style-name="gr21" svg:width="2.943cm" svg:height="11.023cm" svg:x="2.548cm" svg:y="14.422cm" dr3d:transform="matrix (0.999052133395201 -0.0180709907669524 -0.0396014400141843 0.0067833610540232 0.96327410208381 -0.268434331387482 0.0429979158949254 0.267911260583303 0.962483628786154 0.131917095748751cm 18.565732493275cm -4.97240872682492cm)" dr3d:vrp="(0 0 11574.2857142857)" dr3d:vpn="(0 0 8574.28571428571)" dr3d:vup="(0 9000000 0)" dr3d:projection="perspective" dr3d:distance="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2" draw:layer="layout" svg:viewBox="0 -19000 1500 5000" svg:d="m0-14000 1500-5000"/>
          <dr3d:rotate draw:style-name="gr22" draw:layer="layout" svg:viewBox="500 -19000 1000 0" svg:d="m1500-19000h-1000"/>
          <dr3d:rotate draw:style-name="gr22" draw:layer="layout" svg:viewBox="0 -24500 500 0" svg:d="m500-24500h-500"/>
          <dr3d:rotate draw:style-name="gr22" draw:layer="layout" svg:viewBox="500 -24500 0 5500" svg:d="m500-19000v-5500"/>
        </dr3d:scene>
        <dr3d:scene draw:style-name="gr23" svg:width="8.646cm" svg:height="3.755cm" svg:x="7.354cm" svg:y="11.745cm" dr3d:transform="matrix (0.0180709907672488 0.999052133395196 -0.0396014400141843 -0.963274102083808 0.00678336105430902 -0.268434331387482 -0.267911260583291 0.0429979158950049 0.962483628786154 -18.565732493275cm 0.131917095754259cm -4.97240872682492cm)" dr3d:vrp="(0 0 11574.2857142857)" dr3d:vpn="(0 0 8574.28571428571)" dr3d:vup="(0 9000000 0)" dr3d:projection="perspective" dr3d:distance="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4" draw:layer="layout" svg:viewBox="0 -19000 1500 5000" svg:d="m0-14000 1500-5000"/>
          <dr3d:rotate draw:style-name="gr24" draw:layer="layout" svg:viewBox="500 -19000 1000 0" svg:d="m1500-19000h-1000"/>
          <dr3d:rotate draw:style-name="gr24" draw:layer="layout" svg:viewBox="0 -24500 500 0" svg:d="m500-24500h-500"/>
          <dr3d:rotate draw:style-name="gr24" draw:layer="layout" svg:viewBox="500 -24500 0 5500" svg:d="m500-19000v-5500"/>
        </dr3d:scene>
        <dr3d:scene draw:style-name="gr25" svg:width="2.946cm" svg:height="11.03cm" svg:x="7.5cm" svg:y="15.97cm" dr3d:transform="matrix (-0.999052133395191 0.0180709907675453 -0.0396014400141843 -0.00678336105459484 -0.963274102083806 -0.268434331387482 -0.0429979158950843 -0.267911260583278 0.962483628786154 -0.131917095759768cm -18.5657324932749cm -4.97240872682492cm)" dr3d:vrp="(0 0 11574.2857142857)" dr3d:vpn="(0 0 8574.28571428571)" dr3d:vup="(0 9000000 0)" dr3d:projection="perspective" dr3d:distance="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6" draw:layer="layout" svg:viewBox="0 -19000 1500 5000" svg:d="m0-14000 1500-5000"/>
          <dr3d:rotate draw:style-name="gr26" draw:layer="layout" svg:viewBox="500 -19000 1000 0" svg:d="m1500-19000h-1000"/>
          <dr3d:rotate draw:style-name="gr26" draw:layer="layout" svg:viewBox="0 -24500 500 0" svg:d="m500-24500h-500"/>
          <dr3d:rotate draw:style-name="gr26" draw:layer="layout" svg:viewBox="500 -24500 0 5500" svg:d="m500-19000v-5500"/>
        </dr3d:scene>
        <dr3d:scene draw:style-name="gr27" svg:width="8.654cm" svg:height="3.757cm" svg:x="11.346cm" svg:y="17.243cm" dr3d:transform="matrix (-0.0180709907678417 -0.999052133395185 -0.0396014400141843 0.963274102083804 -0.00678336105488065 -0.268434331387482 0.267911260583265 -0.0429979158951638 0.962483628786154 18.5657324932749cm -0.131917095765277cm -4.97240872682492cm)" dr3d:vrp="(0 0 11574.2857142857)" dr3d:vpn="(0 0 8574.28571428571)" dr3d:vup="(0 9000000 0)" dr3d:projection="perspective" dr3d:distance="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19000 1500 5000" svg:d="m0-14000 1500-5000"/>
          <dr3d:rotate draw:style-name="gr28" draw:layer="layout" svg:viewBox="500 -19000 1000 0" svg:d="m1500-19000h-1000"/>
          <dr3d:rotate draw:style-name="gr28" draw:layer="layout" svg:viewBox="0 -24500 500 0" svg:d="m500-24500h-500"/>
          <dr3d:rotate draw:style-name="gr28" draw:layer="layout" svg:viewBox="500 -24500 0 5500" svg:d="m500-19000v-5500"/>
        </dr3d:scene>
      </draw:page>
      <draw:page draw:name="page6" draw:style-name="dp1" draw:master-page-name="Alapértelmezett">
        <dr3d:scene draw:style-name="gr29" svg:width="9.9cm" svg:height="9.899cm" svg:x="1.6cm" svg:y="14.5cm" dr3d:transform="matrix (1 0 0 0 0.939692620785931 0.342020143325607 0 -0.342020143325607 0.939692620785931 -6.0375cm 18.6352029321575cm 5.6652725157145cm)" dr3d:vrp="(0 0 30388.5714285714)" dr3d:vpn="(0 0 28288.5714285714)" dr3d:vup="(0 4410000 0)" dr3d:projection="perspective" dr3d:distance="2.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0" draw:layer="layout" svg:viewBox="3050 -22948 5975 6998" svg:d="m9025-21924-127-121-133-114-139-107-143-101-149-94-153-85-157-78-162-69-164-62-167-53-170-46-171-36-173-28-175-19-175-10-176-1-175 7-175 16-173 25-172 34-171 41-167 50-166 60-162 67-158 75-155 83-151 91-145 98-140 106-135 111-130 119-122 125-117 131-110 137-103 142-95 147-89 152-79 156-73 159-65 164-56 166-48 169-38 171-32 172-22 175-13 175-4 175 4 175 13 175 22 175 32 172 38 171 48 169 56 166 65 164 73 159 79 156 89 152 95 147 103 142 110 137 117 131 122 125 130 119 135 111 140 106 145 98 151 91 155 83 158 75 162 67 166 60 167 50 171 41 172 34 173 25 175 16 175 7 176-1 175-10 175-19 173-28 171-36 170-46 167-53 164-62 162-69 157-78 153-85 149-94 143-101 139-107 133-114 127-121-2475-2475z"/>
          <dr3d:extrude draw:style-name="gr31" draw:layer="layout" svg:viewBox="3050 -22948 5975 6998" svg:d="m9025-21924-127-121-133-114-139-107-143-101-149-94-153-85-157-78-162-69-164-62-167-53-170-46-171-36-173-28-175-19-175-10-176-1-175 7-175 16-173 25-172 34-171 41-167 50-166 60-162 67-158 75-155 83-151 91-145 98-140 106-135 111-130 119-122 125-117 131-110 137-103 142-95 147-89 152-79 156-73 159-65 164-56 166-48 169-38 171-32 172-22 175-13 175-4 175 4 175 13 175 22 175 32 172 38 171 48 169 56 166 65 164 73 159 79 156 89 152 95 147 103 142 110 137 117 131 122 125 130 119 135 111 140 106 145 98 151 91 155 83 158 75 162 67 166 60 167 50 171 41 172 34 173 25 175 16 175 7 176-1 175-10 175-19 173-28 171-36 170-46 167-53 164-62 162-69 157-78 153-85 149-94 143-101 139-107 133-114 127-121-2475-2475z"/>
          <dr3d:extrude draw:style-name="gr32" draw:layer="layout" svg:viewBox="5500 -18000 1000 1000" svg:d="m6000-18000-51 3-50 7-48 12-46 17-43 21-41 25-39 29-35 32-33 36-29 39-25 41-21 43-17 46-12 48-7 50-3 51 3 51 7 50 12 48 17 46 21 43 25 41 29 39 33 35 35 33 39 29 41 25 43 21 46 17 48 12 50 7 51 3 51-3 50-7 48-12 46-17 43-21 41-25 39-29 36-33 32-35 29-39 25-41 21-43 17-46 12-48 7-50 3-51-3-51-7-50-12-48-17-46-21-43-25-41-29-39-32-36-36-32-39-29-41-25-43-21-46-17-48-12-50-7z"/>
        </dr3d:scene>
        <dr3d:scene draw:style-name="gr33" svg:width="2.171cm" svg:height="2.135cm" svg:x="11.415cm" svg:y="18.502cm" dr3d:transform="matrix (1 0 0 0 0.859243522833325 0.51156677811306 0 -0.51156677811306 0.859243522833325 -10cm 16.8762029514524cm 9.76853600635826cm)" dr3d:vrp="(0 0 6187.14285714286)" dr3d:vpn="(0 0 5717.14285714286)" dr3d:vup="(0 220900 0)" dr3d:projection="perspective" dr3d:distance="0.4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4" draw:layer="layout" svg:viewBox="9000 -20500 2000 2000" svg:d="m10000-20500-102 5-99 15-96 25-92 34-88 42-82 50-77 57-71 65-65 71-57 77-50 82-42 88-34 92-25 96-15 99-5 102 5 102 15 99 25 96 34 92 42 88 50 82 57 77 65 71 71 65 77 57 82 50 88 42 92 34 96 25 99 15 102 5 102-5 99-15 96-25 92-34 88-42 82-50 77-57 71-65 65-71 57-77 50-82 42-88 34-92 25-96 15-99 5-102-5-102-15-99-25-96-34-92-42-88-50-82-57-77-65-71-71-65-77-57-82-50-88-42-92-34-96-25-99-15z"/>
        </dr3d:scene>
        <dr3d:scene draw:style-name="gr35" svg:width="2.171cm" svg:height="2.135cm" svg:x="14.5cm" svg:y="18.5cm" dr3d:transform="matrix (1 0 0 0 0.859243522833325 0.51156677811306 0 -0.51156677811306 0.859243522833325 -10cm 16.8762029514524cm 9.76853600635826cm)" dr3d:vrp="(0 0 6187.14285714286)" dr3d:vpn="(0 0 5717.14285714286)" dr3d:vup="(0 220900 0)" dr3d:projection="perspective" dr3d:distance="0.4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9000 -20500 2000 2000" svg:d="m10000-20500-102 5-99 15-96 25-92 34-88 42-82 50-77 57-71 65-65 71-57 77-50 82-42 88-34 92-25 96-15 99-5 102 5 102 15 99 25 96 34 92 42 88 50 82 57 77 65 71 71 65 77 57 82 50 88 42 92 34 96 25 99 15 102 5 102-5 99-15 96-25 92-34 88-42 82-50 77-57 71-65 65-71 57-77 50-82 42-88 34-92 25-96 15-99 5-102-5-102-15-99-25-96-34-92-42-88-50-82-57-77-65-71-71-65-77-57-82-50-88-42-92-34-96-25-99-15z"/>
        </dr3d:scene>
        <dr3d:scene draw:style-name="gr37" svg:width="2.171cm" svg:height="2.135cm" svg:x="17.5cm" svg:y="18.5cm" dr3d:transform="matrix (1 0 0 0 0.859243522833325 0.51156677811306 0 -0.51156677811306 0.859243522833325 -10cm 16.8762029514524cm 9.76853600635826cm)" dr3d:vrp="(0 0 6187.14285714286)" dr3d:vpn="(0 0 5717.14285714286)" dr3d:vup="(0 220900 0)" dr3d:projection="perspective" dr3d:distance="0.4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9000 -20500 2000 2000" svg:d="m10000-20500-102 5-99 15-96 25-92 34-88 42-82 50-77 57-71 65-65 71-57 77-50 82-42 88-34 92-25 96-15 99-5 102 5 102 15 99 25 96 34 92 42 88 50 82 57 77 65 71 71 65 77 57 82 50 88 42 92 34 96 25 99 15 102 5 102-5 99-15 96-25 92-34 88-42 82-50 77-57 71-65 65-71 57-77 50-82 42-88 34-92 25-96 15-99 5-102-5-102-15-99-25-96-34-92-42-88-50-82-57-77-65-71-71-65-77-57-82-50-88-42-92-34-96-25-99-15z"/>
        </dr3d:scene>
      </draw:page>
      <draw:page draw:name="page7" draw:style-name="dp1" draw:master-page-name="Alapértelmezett">
        <dr3d:scene draw:style-name="gr39" svg:width="7.001cm" svg:height="7.001cm" svg:x="12.287cm" svg:y="11.257cm" dr3d:transform="matrix (0.92085451831506 0.0301199859065436 0.388741228258244 0.00470622181078539 0.996080567120155 -0.0883252811026408 -0.389877939328459 0.0831642366319958 0.917103539503808 -13.5524765293445cm 12.9765682507521cm -7.48603709424489cm)" dr3d:vrp="(0 0 12374.4285714286)" dr3d:vpn="(0 0 11431.4285714286)" dr3d:vup="(0 889249 0)" dr3d:projection="perspective" dr3d:distance="0.94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0" draw:layer="layout" svg:viewBox="13000 -15500 4000 4000" svg:d="m14445-11500h1110v-1445h1445v-1110h-1445v-1445h-1110v1445h-1445v1110h1445z"/>
        </dr3d:scene>
        <dr3d:scene draw:style-name="gr41" svg:width="6.331cm" svg:height="7.8cm" svg:x="2.669cm" svg:y="12.2cm" dr3d:transform="matrix (0.924953169360455 0.238477129974491 0.295956572775765 -0.131807997852606 0.931604469626902 -0.338732584605118 -0.356494440618832 0.27430233438727 0.893123699807344 -8.0890807641456cm 18.1718016293675cm -9.53527623080216cm)" dr3d:vrp="(0 0 18620.7142857143)" dr3d:vpn="(0 0 17145.7142857143)" dr3d:vup="(0 2175625 0)" dr3d:projection="perspective" dr3d:distance="1.47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2" draw:layer="layout" svg:viewBox="3000 -21719 1218 938" svg:d="m3000-21250 1218-469v938z"/>
          <dr3d:extrude draw:style-name="gr42" draw:layer="layout" svg:viewBox="3878 -23548 1168 1265" svg:d="m3878-23548 1168 601-612 664z"/>
          <dr3d:extrude draw:style-name="gr42" draw:layer="layout" svg:viewBox="5567 -24500 866 1320" svg:d="m6000-24500 433 1320h-866z"/>
          <dr3d:extrude draw:style-name="gr42" draw:layer="layout" svg:viewBox="6954 -23548 1168 1265" svg:d="m8122-23548-556 1265-612-664z"/>
          <dr3d:extrude draw:style-name="gr42" draw:layer="layout" svg:viewBox="7782 -21719 1218 938" svg:d="m9000-21250-1218 469v-938z"/>
          <dr3d:extrude draw:style-name="gr42" draw:layer="layout" svg:viewBox="6954 -20217 1168 1265" svg:d="m8122-18952-1168-601 612-664z"/>
          <dr3d:extrude draw:style-name="gr42" draw:layer="layout" svg:viewBox="5567 -19320 866 1320" svg:d="m6000-18000-433-1320h866z"/>
          <dr3d:extrude draw:style-name="gr42" draw:layer="layout" svg:viewBox="3878 -20217 1168 1265" svg:d="m3878-18952 556-1265 612 664z"/>
          <dr3d:extrude draw:style-name="gr42" draw:layer="layout" svg:viewBox="4499 -22873 2999 3249" svg:d="m5998-19624 157-8 151-24 146-39 139-53 132-67 123-80 115-92 106-104 95-114 86-124 73-134 62-143 49-150 36-158 22-164 8-170-8-170-22-164-36-158-49-150-62-143-73-134-86-124-95-115-106-104-115-92-123-80-132-67-139-53-146-39-151-24-157-8-157 8-151 24-146 39-139 53-131 67-124 80-115 92-105 104-96 115-85 124-74 134-61 143-50 150-35 158-23 164-7 170 7 170 23 164 35 158 50 150 61 143 74 134 85 124 96 114 105 104 115 92 124 80 131 67 139 53 146 39 151 24z"/>
        </dr3d:scene>
        <dr3d:scene draw:style-name="gr43" svg:width="6.774cm" svg:height="7.593cm" svg:x="12.227cm" svg:y="18.906cm" dr3d:transform="matrix (0.922442725870011 0.0591266259410013 0.381580213840203 -0.0486549171674167 0.998128533372026 -0.0370422718531097 -0.38305628375597 0.01560362052348 0.923593206179877 -11.8261700369952cm 21.2414602848781cm -6.13333661612482cm)" dr3d:vrp="(0 0 21652.8571428571)" dr3d:vpn="(0 0 20002.8571428571)" dr3d:vup="(0 2722500 0)" dr3d:projection="perspective" dr3d:distance="1.6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4" draw:layer="layout" svg:viewBox="8500 -25500 7000 7000" svg:d="m12000-18500 366-18 354-51 340-84 324-115 307-144 288-172 269-199 246-223 223-246 199-269 172-288 144-307 115-324 84-340 51-354 18-366-18-366-51-354-84-340-115-324-144-307-172-288-199-269-223-246-246-223-269-199-288-172-307-144-324-115-340-84-354-51-366-18-366 18-354 51-340 84-324 115-307 144-288 172-269 199-246 223-223 246-199 269-172 288-144 307-115 324-84 340-51 354-18 366 18 366 51 354 84 340 115 324 144 307 172 288 199 269 223 246 246 223 269 199 288 172 307 144 324 115 340 84 354 51zm-1774-1961-73-109-68-113-62-116-57-119-50-121-44-124-38-126-31-128-26-129-18-130-12-131-6-132 1-131 8-132 14-130 21-130 28-129 33-127 40-125 47-124 52-120 58-118 65-115 69-111 76-108 80-104 86-100 91-95 95-91 100-86 104-80 108-76 111-69 115-65 118-58 120-52 124-47 125-40 127-33 129-28 130-21 130-14 132-8 131-1 132 6 131 12 130 18 129 26 128 31 126 38 124 44 121 50 119 57 116 62 113 68 109 73zm619 619 73 109 68 113 62 116 57 119 50 121 44 124 38 126 31 128 26 129 18 130 12 131 6 132-1 131-8 132-14 130-21 130-28 129-33 127-40 125-47 124-52 120-58 118-65 115-69 111-76 108-80 104-86 100-91 95-95 91-100 86-104 80-108 76-111 69-115 65-118 58-120 52-124 47-125 40-127 33-129 28-130 21-130 14-132 8-131 1-132-6-131-12-130-18-129-26-128-31-126-38-124-44-121-50-119-57-116-62-113-68-109-73z"/>
        </dr3d:scene>
      </draw:page>
      <draw:page draw:name="page8" draw:style-name="dp1" draw:master-page-name="Alapértelmezett">
        <draw:g>
          <dr3d:scene draw:style-name="gr45" svg:width="6.001cm" svg:height="4.731cm" svg:x="8.599cm" svg:y="15.095cm" dr3d:transform="matrix (0.378807494114009 -0.824097756121691 0.421150532183278 -0.916269248024757 -0.397984047665563 0.0453802041410062 0.130213469069856 -0.403077642841835 -0.905854771094055 -21.551569597958cm -8.40496572207832cm 0.752731482024976cm)" dr3d:vrp="(0 0 3860)" dr3d:vpn="(0 0 2860)" dr3d:vup="(0 1000000 0)" dr3d:projection="perspective" dr3d:distance="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6" draw:layer="layout" svg:viewBox="0 -21500 500 0" svg:d="m0-21500h500"/>
            <dr3d:rotate draw:style-name="gr46" draw:layer="layout" svg:viewBox="500 -27500 0 6000" svg:d="m500-27500v6000"/>
            <dr3d:rotate draw:style-name="gr47" draw:layer="layout" svg:viewBox="0 -27500 500 0" svg:d="m0-27500h500"/>
            <dr3d:rotate draw:style-name="gr47" draw:layer="layout" svg:viewBox="500 -29700 0 2200" svg:d="m500-27500v-2200"/>
            <dr3d:rotate draw:style-name="gr47" draw:layer="layout" svg:viewBox="0 -29700 500 0" svg:d="m0-29700h500"/>
            <dr3d:rotate draw:style-name="gr48" draw:layer="layout" svg:viewBox="0 -21000 500 0" svg:d="m0-21000h500"/>
            <dr3d:rotate draw:style-name="gr48" draw:layer="layout" svg:viewBox="500 -21500 0 500" svg:d="m500-21500v500"/>
          </dr3d:scene>
          <dr3d:scene draw:style-name="gr43" svg:width="13.401cm" svg:height="15.001cm" svg:x="4.599cm" svg:y="9.499cm" dr3d:transform="matrix (0.922442725870011 0.0591266259410013 0.381580213840203 -0.0486549171674167 0.998128533372026 -0.0370422718531097 -0.38305628375597 0.01560362052348 0.923593206179877 -11.8261700369952cm 21.2414602848781cm -6.13333661612482cm)" dr3d:vrp="(0 0 21652.8571428571)" dr3d:vpn="(0 0 20002.8571428571)" dr3d:vup="(0 2722500 0)" dr3d:projection="perspective" dr3d:distance="1.6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4" draw:layer="layout" svg:viewBox="8500 -25500 7000 7000" svg:d="m12000-18500 366-18 354-51 340-84 324-115 307-144 288-172 269-199 246-223 223-246 199-269 172-288 144-307 115-324 84-340 51-354 18-366-18-366-51-354-84-340-115-324-144-307-172-288-199-269-223-246-246-223-269-199-288-172-307-144-324-115-340-84-354-51-366-18-366 18-354 51-340 84-324 115-307 144-288 172-269 199-246 223-223 246-199 269-172 288-144 307-115 324-84 340-51 354-18 366 18 366 51 354 84 340 115 324 144 307 172 288 199 269 223 246 246 223 269 199 288 172 307 144 324 115 340 84 354 51zm-1774-1961-73-109-68-113-62-116-57-119-50-121-44-124-38-126-31-128-26-129-18-130-12-131-6-132 1-131 8-132 14-130 21-130 28-129 33-127 40-125 47-124 52-120 58-118 65-115 69-111 76-108 80-104 86-100 91-95 95-91 100-86 104-80 108-76 111-69 115-65 118-58 120-52 124-47 125-40 127-33 129-28 130-21 130-14 132-8 131-1 132 6 131 12 130 18 129 26 128 31 126 38 124 44 121 50 119 57 116 62 113 68 109 73zm619 619 73 109 68 113 62 116 57 119 50 121 44 124 38 126 31 128 26 129 18 130 12 131 6 132-1 131-8 132-14 130-21 130-28 129-33 127-40 125-47 124-52 120-58 118-65 115-69 111-76 108-80 104-86 100-91 95-95 91-100 86-104 80-108 76-111 69-115 65-118 58-120 52-124 47-125 40-127 33-129 28-130 21-130 14-132 8-131 1-132-6-131-12-130-18-129-26-128-31-126-38-124-44-121-50-119-57-116-62-113-68-109-73z"/>
          </dr3d:scene>
        </draw:g>
      </draw:page>
      <draw:page draw:name="page9" draw:style-name="dp1" draw:master-page-name="Alapértelmezett">
        <dr3d:scene draw:style-name="gr45" svg:width="18.035cm" svg:height="31.757cm" svg:x="0.666cm" svg:y="-2.699cm" dr3d:transform="matrix (0.935765741944439 0.0583721819913933 0.347757335756904 -0.0129729803433501 0.991234798408877 -0.131473480992677 -0.352383566563748 0.1185169304061 0.9283208277438 -0.251846037540927cm 24.9535123441811cm -3.60962463882816cm)" dr3d:vrp="(0 0 65571.4285714286)" dr3d:vpn="(0 0 48571.4285714286)" dr3d:vup="(0 289000000 0)" dr3d:projection="perspective" dr3d:distance="1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9" draw:layer="layout" svg:viewBox="0 -16000 8500 6000" svg:d="m0-10000 8500-6000"/>
          <dr3d:rotate draw:style-name="gr50" draw:layer="layout" svg:viewBox="500 -16000 7500 5500" svg:d="m500-10500 7500-5500"/>
          <dr3d:rotate draw:style-name="gr46" draw:layer="layout" svg:viewBox="500 -40000 0 29500" svg:d="m500-40000v29500"/>
          <dr3d:rotate draw:style-name="gr46" draw:layer="layout" svg:viewBox="500 -40000 3000 0" svg:d="m3500-40000h-3000"/>
          <dr3d:rotate draw:style-name="gr51" draw:layer="layout" svg:viewBox="500 -40500 4000 0" svg:d="m500-40500h4000"/>
          <dr3d:rotate draw:style-name="gr46" draw:layer="layout" svg:viewBox="3500 -40500 1000 500" svg:d="m3500-40000 1000-500"/>
        </dr3d:scene>
      </draw:page>
      <draw:page draw:name="page10" draw:style-name="dp1" draw:master-page-name="Alapértelmezett">
        <office:forms form:automatic-focus="false" form:apply-design-mode="false"/>
        <dr3d:scene draw:style-name="gr52" svg:width="15.789cm" svg:height="16.4cm" svg:x="3.5cm" svg:y="7.1cm" dr3d:transform="matrix (0.815121800498124 -0.0744503100556285 0.574485510422428 -0.145523282474767 0.93358887356833 0.327467234097071 -0.560713317668188 -0.350526698672209 0.750154390047475 -5.33351814122094cm 14.0735237666245cm 0.128855920354843cm)" dr3d:vrp="(0 0 30934.2857142857)" dr3d:vpn="(0 0 28574.2857142857)" dr3d:vup="(0 5569600 0)" dr3d:projection="perspective" dr3d:distance="2.3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3" draw:layer="layout" svg:viewBox="2500 -19000 10000 10000" svg:d="m2500-19000v10000h10000v-10000z"/>
        </dr3d:sce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fill-image draw:name="Fiery" xlink:href="Pictures/100000000000005E0000005EB9C46970.png" xlink:type="simple" xlink:show="embed" xlink:actuate="onLoad"/>
    <draw:fill-image draw:name="Sky" xlink:href="Pictures/100000000000005E0000005E2FA489E1.png" xlink:type="simple" xlink:show="embed" xlink:actuate="onLoad"/>
    <draw:fill-image draw:name="Wet" xlink:href="Pictures/100000000000005E0000005EB758AAC8.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hu" fo:country="HU" style:font-family-asian="'DejaVu Sans'" style:font-family-generic-asian="system" style:font-pitch-asian="variable" style:font-size-asian="24pt" style:language-asian="hu" style:country-asian="HU" style:font-family-complex="'DejaVu Sans'" style:font-family-generic-complex="system" style:font-pitch-complex="variable" style:font-size-complex="24pt" style:language-complex="hu" style:country-complex="HU"/>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Alapértelmezet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initial-creator>AgentK</meta:initial-creator>
    <meta:creation-date>2007-01-25T18:04:10</meta:creation-date>
    <dc:creator>AgentK</dc:creator>
    <dc:date>2007-01-25T23:57:42</dc:date>
    <dc:language>hu-HU</dc:language>
    <meta:editing-cycles>14</meta:editing-cycles>
    <meta:editing-duration>PT2H0M58S</meta:editing-duration>
    <meta:user-defined meta:name="Info 1"/>
    <meta:user-defined meta:name="Info 2"/>
    <meta:user-defined meta:name="Info 3"/>
    <meta:user-defined meta:name="Info 4"/>
    <meta:document-statistic meta:object-count="109"/>
  </office:meta>
</office:document-meta>
</file>